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165in"/>
    </style:style>
    <style:style style:name="co3" style:family="table-column">
      <style:table-column-properties fo:break-before="auto" style:column-width="1.8516in"/>
    </style:style>
    <style:style style:name="co4" style:family="table-column">
      <style:table-column-properties fo:break-before="auto" style:column-width="2.5925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6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igikey Par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rice each @ q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65-ESP32-S3-WROOM-1-N4CT-ND</text:p>
          </table:table-cell>
          <table:table-cell table:number-columns-repeated="2" office:value-type="string" calcext:value-type="string">
            <text:p>ESP32-S3-WROOM-1-N4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string" calcext:value-type="string">
            <text:p>https://www.digikey.com/en/products/detail/espressif-systems/ESP32-S3-WROOM-1-N4/16162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88-1006-1-ND</text:p>
          </table:table-cell>
          <table:table-cell office:value-type="string" calcext:value-type="string">
            <text:p>BNO085</text:p>
          </table:table-cell>
          <table:table-cell office:value-type="string" calcext:value-type="string">
            <text:p>IMU ACCEL/GYRO/MAG I2C 32BIT</text:p>
          </table:table-cell>
          <table:table-cell office:value-type="currency" office:currency="USD" office:value="15.97" calcext:value-type="currency">
            <text:p>$15.97</text:p>
          </table:table-cell>
          <table:table-cell office:value-type="string" calcext:value-type="string">
            <text:p>https://www.digikey.com/en/products/detail/ceva-technologies-inc/BNO085/94459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a </meta:initial-creator>
    <meta:creation-date>2024-05-08T15:37:02.796000000</meta:creation-date>
    <dc:date>2024-05-08T16:02:00.812000000</dc:date>
    <dc:creator>Dana </dc:creator>
    <meta:editing-duration>PT24M58S</meta:editing-duration>
    <meta:editing-cycles>2</meta:editing-cycles>
    <meta:generator>LibreOffice/7.1.5.2$Windows_X86_64 LibreOffice_project/85f04e9f809797b8199d13c421bd8a2b025d52b5</meta:generator>
    <meta:document-statistic meta:table-count="1" meta:cell-count="17" meta:object-count="0"/>
  </office:meta>
</office:document-meta>
</file>